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  <style:text-properties fo:font-size="22pt" style:text-underline-style="none" fo:font-weight="bold"/>
    </style:style>
    <style:style style:name="P3" style:family="paragraph">
      <style:paragraph-properties fo:text-align="center"/>
      <style:text-properties fo:font-size="22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2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2pt" fo:font-weight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22pt" fo:font-weight="bold"/>
    </style:style>
    <style:style style:name="P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text-underline-style="none" fo:font-weight="bold"/>
    </style:style>
    <style:style style:name="T2" style:family="text">
      <style:text-properties fo:font-size="22pt" fo:font-weight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1.254cm" svg:y="8.38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397cm" svg:height="1.397cm" svg:x="10.779cm" svg:y="4.683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1.397cm" svg:x="5.953cm" svg:y="8.3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397cm" svg:height="1.397cm" svg:x="16.436cm" svg:y="8.382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<text:p text:style-name="P1"><text:span text:style-name="T2">+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<text:p text:style-name="P1"><text:span text:style-name="T2"/></text:p>
          <text:p text:style-name="P1"><text:span text:style-name="T2"/></text:p>
          <text:p text:style-name="P1"><text:span text:style-name="T2">-</text:span></text:p>
        </draw:connector>
        <draw:custom-shape draw:style-name="gr3" draw:text-style-name="P4" xml:id="id7" draw:id="id7" draw:layer="layout" svg:width="1.397cm" svg:height="1.397cm" svg:x="4.837cm" svg:y="12.855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397cm" svg:height="1.397cm" svg:x="8.379cm" svg:y="12.855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397cm" svg:height="1.397cm" svg:x="11.921cm" svg:y="12.855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776cm" svg:y1="13.554cm" svg:x2="11.921cm" svg:y2="13.554cm" draw:start-shape="id3" draw:start-glue-point="10" draw:end-shape="id4" draw:end-glue-point="6" svg:d="M9776 13554h2145" svg:viewBox="0 0 2146 1">
          <text:p text:style-name="P1"><text:span text:style-name="T2"/></text:p>
          <text:p text:style-name="P1"><text:span text:style-name="T2">d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2.176cm" svg:y1="5.382cm" svg:x2="17.135cm" svg:y2="8.382cm" draw:start-shape="id5" draw:start-glue-point="10" draw:end-shape="id6" draw:end-glue-point="4" svg:d="M12176 5382c3306 0 4959 1000 4959 3000" svg:viewBox="0 0 4960 3001">
          <text:p text:style-name="P1"><text:span text:style-name="T2"/></text:p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458cm" svg:y1="8.586cm" svg:x2="10.779cm" svg:y2="5.382cm" draw:start-shape="id1" draw:start-glue-point="5" draw:end-shape="id5" draw:end-glue-point="6" svg:d="M1458 8586c0-2136 3107-3204 9321-3204" svg:viewBox="0 0 9322 3205">
          <text:p text:style-name="P1"><text:span text:style-name="T2">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7" draw:layer="layout" draw:type="curve" svg:x1="1.458cm" svg:y1="9.575cm" svg:x2="4.837cm" svg:y2="13.554cm" draw:start-shape="id1" draw:start-glue-point="7" draw:end-shape="id7" draw:end-glue-point="6" svg:d="M1458 9575c0 2653 1126 3979 3379 3979" svg:viewBox="0 0 3380 398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7" draw:layer="layout" draw:type="curve" svg:x1="4.837cm" svg:y1="13.554cm" svg:x2="6.03cm" svg:y2="14.048cm" draw:start-shape="id7" draw:start-glue-point="6" draw:end-shape="id7" draw:end-glue-point="9" svg:d="M4837 13554c-753 0-627 600-141 988s1334 563 1334-494" svg:viewBox="0 0 1729 129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7" draw:layer="layout" draw:type="curve" svg:x1="6.234cm" svg:y1="13.554cm" svg:x2="8.379cm" svg:y2="13.554cm" draw:start-shape="id7" draw:start-glue-point="10" draw:end-shape="id3" draw:end-glue-point="6" svg:d="M6234 13554h2145" svg:viewBox="0 0 2146 1">
          <text:p text:style-name="P6"><text:span text:style-name="T2"><text:s text:c="3"/></text:span><text:span text:style-name="T2">.</text:span></text:p>
          <text:p text:style-name="P6"><text:span text:style-name="T2"/></text:p>
        </draw:connector>
        <draw:connector draw:style-name="gr4" draw:text-style-name="P7" draw:layer="layout" draw:type="curve" svg:x1="11.921cm" svg:y1="13.554cm" svg:x2="13.114cm" svg:y2="14.048cm" draw:start-shape="id4" draw:start-glue-point="6" draw:end-shape="id4" draw:end-glue-point="9" svg:d="M11921 13554c-753 0-627 600-141 988s1334 563 1334-494" svg:viewBox="0 0 1729 1290"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8" draw:layer="layout" draw:type="curve" svg:x1="6.652cm" svg:y1="9.779cm" svg:x2="5.536cm" svg:y2="12.855cm" draw:start-shape="id2" draw:start-glue-point="8" draw:end-shape="id7" draw:end-glue-point="4" svg:d="M6652 9779c0 2307-1116 769-1116 3076" svg:viewBox="0 0 1117 3077">
          <text:p text:style-name="P1"><text:span text:style-name="T3"><text:s text:c="3"/></text:span><text:span text:style-name="T3"><text:s text:c="2"/></text:span><text:span text:style-name="T3">d</text:span></text:p>
        </draw:connector>
        <draw:connector draw:style-name="gr5" draw:text-style-name="P8" draw:layer="layout" draw:type="curve" svg:x1="16.64cm" svg:y1="8.586cm" svg:x2="17.135cm" svg:y2="9.779cm" draw:start-shape="id6" draw:start-glue-point="5" draw:end-shape="id6" draw:end-glue-point="8" svg:d="M16640 8586c-1059 0-882 847-494 1333s989 611 989-140" svg:viewBox="0 0 1292 1728">
          <text:p text:style-name="P1"><text:span text:style-name="T3">d <text:s text:c="9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0T17:03:46.209049480</dc:date>
    <meta:editing-duration>PT15M5S</meta:editing-duration>
    <meta:editing-cycles>7</meta:editing-cycles>
    <meta:document-statistic meta:object-count="18"/>
  </office:meta>
</office:document-meta>
</file>